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</style:style>
    <style:style style:name="P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1.5pt" style:text-underline-style="none" fo:font-weight="bold" style:font-name-asian="Arial1" style:font-size-asian="11.5pt" style:font-weight-asian="bold" style:font-name-complex="Arial1" style:font-size-complex="11.5pt" style:font-weight-complex="bold"/>
    </style:style>
    <style:style style:name="P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1pt" style:text-underline-style="none" fo:font-weight="normal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line-through-style="none" style:font-name="Arial1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P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2" style:family="text">
      <style:text-properties fo:color="#000000" style:font-name="Arial1" fo:font-size="11.5pt" fo:font-weight="bold" style:font-name-asian="Arial1" style:font-size-asian="11.5pt" style:font-weight-asian="bold" style:font-name-complex="Arial1" style:font-size-complex="11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</text:span><text:span text:style-name="T2">50 </text:span></text:p>
      <text:p text:style-name="P2">Treasure Hunt</text:p>
      <text:p text:style-name="P3">Die Schatzsuche</text:p>
      <text:p text:style-name="P3">(Für den Verräter) </text:p>
      <text:p text:style-name="P3"/>
      <text:p text:style-name="P5">In diesem Szenario gibt es keinen Verräter, nur Helden.</text:p>
      <text:p text:style-name="P5">Alle Helden arbeiten zusammen um den versteckten Schatz zu finden.</text:p>
      <text:p text:style-name="P5">Die restlichen Regeln befinden sich indem anderen Buch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21T10:26:16.07</meta:creation-date>
    <dc:date>2015-02-21T13:47:16.57</dc:date>
    <meta:editing-duration>PT9M46S</meta:editing-duration>
    <meta:editing-cycles>1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35" meta:character-count="227"/>
  </office:meta>
</office:document-meta>
</file>